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22d472" officeooo:paragraph-rsid="000421f5" style:text-blinking="false" fo:background-color="transparent" style:font-weight-asian="normal" style:font-weight-complex="normal"/>
    </style:style>
    <style:style style:name="P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22d472" officeooo:paragraph-rsid="000421f5" style:text-blinking="false" fo:background-color="transparent"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0c6da" officeooo:paragraph-rsid="000421f5"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29a28" officeooo:paragraph-rsid="000421f5" style:text-blinking="false" fo:background-color="transparent"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218d03" officeooo:paragraph-rsid="000421f5" style:text-blinking="false" fo:background-color="transparent" style:font-weight-asian="normal"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2296af" officeooo:paragraph-rsid="000421f5" style:text-blinking="false" fo:background-color="transparent" style:font-weight-asian="normal" style:font-weight-complex="normal"/>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29a28" officeooo:paragraph-rsid="000421f5"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296af" officeooo:paragraph-rsid="000421f5"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2d472" officeooo:paragraph-rsid="000421f5"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Helvetica Neue" fo:font-size="12pt" fo:font-style="normal" style:text-underline-style="none" fo:font-weight="normal" officeooo:rsid="0010c6da" officeooo:paragraph-rsid="000421f5" style:text-blinking="false"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1f9101" officeooo:paragraph-rsid="000421f5" style:font-weight-asian="normal" style:font-weight-complex="normal"/>
    </style:style>
    <style:style style:name="P12" style:family="paragraph" style:parent-style-name="Standard">
      <style:paragraph-properties fo:text-align="justify" style:justify-single-word="false"/>
      <style:text-properties fo:font-style="italic" fo:font-weight="normal" officeooo:rsid="001f9101" officeooo:paragraph-rsid="000421f5" style:font-style-asian="italic" style:font-weight-asian="normal" style:font-style-complex="italic" style:font-weight-complex="normal"/>
    </style:style>
    <style:style style:name="P13" style:family="paragraph" style:parent-style-name="Standard">
      <style:text-properties fo:font-weight="bold" officeooo:rsid="0010c6da" officeooo:paragraph-rsid="000421f5" style:font-weight-asian="bold" style:font-weight-complex="bold"/>
    </style:style>
    <style:style style:name="P14" style:family="paragraph" style:parent-style-name="Standard">
      <style:paragraph-properties fo:text-align="justify" style:justify-single-word="false"/>
      <style:text-properties fo:font-weight="bold" officeooo:rsid="001f9101" officeooo:paragraph-rsid="000421f5" style:font-weight-asian="bold" style:font-weight-complex="bold"/>
    </style:style>
    <style:style style:name="P15" style:family="paragraph" style:parent-style-name="Standard">
      <style:paragraph-properties fo:text-align="justify" style:justify-single-word="false"/>
      <style:text-properties fo:font-style="normal" fo:font-weight="bold" officeooo:rsid="0010c6da" officeooo:paragraph-rsid="000421f5" style:font-style-asian="normal" style:font-weight-asian="bold" style:font-style-complex="normal" style:font-weight-complex="bold"/>
    </style:style>
    <style:style style:name="T1" style:family="text">
      <style:text-properties style:font-style-asian="normal" style:font-style-complex="normal"/>
    </style:style>
    <style:style style:name="T2" style:family="text">
      <style:text-properties officeooo:rsid="00129a28" style:font-style-asian="normal" style:font-style-complex="normal"/>
    </style:style>
    <style:style style:name="T3" style:family="text">
      <style:text-properties officeooo:rsid="0013bbd8" style:font-style-asian="normal" style:font-style-complex="normal"/>
    </style:style>
    <style:style style:name="T4" style:family="text">
      <style:text-properties officeooo:rsid="0013cdc9" style:font-style-asian="normal" style:font-style-complex="normal"/>
    </style:style>
    <style:style style:name="T5" style:family="text">
      <style:text-properties officeooo:rsid="00218d03" style:font-style-asian="normal" style:font-style-complex="normal"/>
    </style:style>
    <style:style style:name="T6" style:family="text">
      <style:text-properties officeooo:rsid="002296af" style:font-style-asian="normal" style:font-style-complex="normal"/>
    </style:style>
    <style:style style:name="T7" style:family="text">
      <style:text-properties officeooo:rsid="0022d472"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1f9101" style:font-style-asian="normal" style:font-style-complex="normal"/>
    </style:style>
    <style:style style:name="T10" style:family="text">
      <style:text-properties fo:font-style="normal" officeooo:rsid="0010c6da" style:font-style-asian="normal" style:font-style-complex="normal"/>
    </style:style>
    <style:style style:name="T11" style:family="text">
      <style:text-properties fo:font-style="normal" officeooo:rsid="00129a28" style:font-style-asian="normal" style:font-style-complex="normal"/>
    </style:style>
    <style:style style:name="T12" style:family="text">
      <style:text-properties officeooo:rsid="001f91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Fichiers Artistes MoMA + Wikidata</text:span></text:p>
      <text:p text:style-name="P12">But : enrichir le fichier Artists du MoMA avec un maximum de références Wikidata, et transformer les nationalités pour qu’elle donne le pays afin d’inclure des cartes dans la datavisualisation</text:p>
      <text:p text:style-name="P12"/>
      <text:p text:style-name="P13"><text:span text:style-name="T8">1) Import du fichier </text:span><text:span text:style-name="T9">Artists</text:span><text:span text:style-name="T8"> du GitHub du MoMA</text:span></text:p>
      <text:p text:style-name="P15">2) Test de l’interrogation de Wikidata pour récupérer les <text:span text:style-name="T12">personnes référencées comme artistes</text:span> :</text:p>
      <text:p text:style-name="P11"><text:span text:style-name="T8"/></text:p>
      <text:p text:style-name="P11"><text:span text:style-name="T8">#artistes dans Wikidata</text:span></text:p>
      <text:p text:style-name="P11"><text:span text:style-name="T8">SELECT DISTINCT ?item ?prenomLabel ?nomLabel ?datenaissance ?datemort</text:span></text:p>
      <text:p text:style-name="P11"><text:span text:style-name="T8">WHERE</text:span></text:p>
      <text:p text:style-name="P11"><text:span text:style-name="T8">{</text:span></text:p>
      <text:p text:style-name="P11"><text:span text:style-name="T8"><text:s text:c="2"/>?item wdt:P31 wd:Q5 . #item est un humain</text:span></text:p>
      <text:p text:style-name="P11"><text:span text:style-name="T8"><text:s text:c="2"/>?item wdt:P106 wd:Q483501 . #item est un artiste</text:span></text:p>
      <text:p text:style-name="P11"><text:span text:style-name="T8"><text:s text:c="2"/>OPTIONAL {?item wdt:P735 ?prenom}</text:span></text:p>
      <text:p text:style-name="P11"><text:span text:style-name="T8"><text:s text:c="2"/>OPTIONAL {?item wdt:P734 ?nom}</text:span></text:p>
      <text:p text:style-name="P11"><text:span text:style-name="T8"><text:s text:c="2"/>OPTIONAL {?item wdt:P569 ?datenaissance}</text:span></text:p>
      <text:p text:style-name="P11"><text:span text:style-name="T8"><text:s text:c="2"/>OPTIONAL {?item wdt:P570 ?datemort}</text:span></text:p>
      <text:p text:style-name="P11"><text:span text:style-name="T8"><text:s text:c="2"/>SERVICE wikibase:label { bd:serviceParam wikibase:language "en"}</text:span></text:p>
      <text:p text:style-name="P11"><text:span text:style-name="T8">}</text:span></text:p>
      <text:p text:style-name="P11"><text:span text:style-name="T8"/></text:p>
      <text:p text:style-name="P14"><text:span text:style-name="T10">3) Import du résultat de la requête par </text:span><text:span text:style-name="T11">HTTP :</text:span></text:p>
      <text:p text:style-name="P10"><text:bookmark text:name="docs-internal-guid-f35b9c49-7fff-17a4-e03a-d736963a32661"/><text:a xlink:type="simple" xlink:href="https://query.wikidata.org/bigdata/namespace/wdq/sparql?format=json&amp;query=%23artistes%20dans%20Wikidata%0ASELECT%20DISTINCT%20%3Fitem%20%3FprenomLabel%20%3FnomLabel%20%3Fdatenaissance%20%3Fdatemort%0AWHERE%0A%7B%0A%20%20%3Fitem%20wdt%3AP31%20wd%3AQ5%20.%20%23item%20est%20un%20humain%0A%20%20%3Fitem%20wdt%3AP106%20wd%3AQ483501%20.%20%23item%20est%20un%20artiste%0A%20%20OPTIONAL%20%7B%3Fitem%20wdt%3AP735%20%3Fprenom%7D%0A%20%20OPTIONAL%20%7B%3Fitem%20wdt%3AP734%20%3Fnom%7D%0A%20%20OPTIONAL%20%7B%3Fitem%20wdt%3AP569%20%3Fdatenaissance%7D%0A%20%20OPTIONAL%20%7B%3Fitem%20wdt%3AP570%20%3Fdatemort%7D%0A%20%20SERVICE%20wikibase%3Alabel%20%7B%20bd%3AserviceParam%20wikibase%3Alanguage%20%22en%22%7D%0A%7D" text:style-name="Internet_20_link" text:visited-style-name="Visited_20_Internet_20_Link"><text:span text:style-name="T2">https://query.wikidata.org/bigdata/namespace/wdq/sparql?format=json&amp;query=%23artistes%20dans%20Wikidata%0ASELECT%20DISTINCT%20%3Fitem%20%3FprenomLabel%20%3FnomLabel%20%3Fdatenaissance%20%3Fdatemort%0AWHERE%0A%7B%0A%20%20%3Fitem%20wdt%3AP31%20wd%3AQ5%20.%20%23item%20est%20un%20humain%0A%20%20%3Fitem%20wdt%3AP106%20wd%3AQ483501%20.%20%23item%20est%20un%20artiste%0A%20%20OPTIONAL%20%7B%3Fitem%20wdt%3AP735%20%3Fprenom%7D%0A%20%20OPTIONAL%20%7B%3Fitem%20wdt%3AP734%20%3Fnom%7D%0A%20%20OPTIONAL%20%7B%3Fitem%20wdt%3AP569%20%3Fdatenaissance%7D%0A%20%20OPTIONAL%20%7B%3Fitem%20wdt%3AP570%20%3Fdatemort%7D%0A%20%20SERVICE%20wikibase%3Alabel%20%7B%20bd%3AserviceParam%20wikibase%3Alanguage%20%22en%22%7D%0A%7D</text:span></text:a></text:p>
      <text:p text:style-name="P3"><text:span text:style-name="T2"/></text:p>
      <text:p text:style-name="P3"/>
      <text:p text:style-name="P7"><text:span text:style-name="T1">4) Traitements de fichier :</text:span></text:p>
      <text:p text:style-name="P4"><text:span text:style-name="T3">- </text:span><text:span text:style-name="T4">fichier </text:span><text:span text:style-name="T5">Artists</text:span><text:span text:style-name="T4"> du MoMA issu du GitHub MoMA :</text:span></text:p>
      <text:p text:style-name="P5"><text:span text:style-name="T4">a</text:span><text:span text:style-name="T1">) Création d’une colonne avec les noms d’artistes simplifiés, pour jointure ultérieure</text:span></text:p>
      <text:p text:style-name="P5"><text:span text:style-name="T1">b) Création d’une colonne « pays » : la colonne « Nationality » est dupliquée, et les équivalences sont </text:span><text:span text:style-name="T6">rendues</text:span><text:span text:style-name="T1"> à la main (« américan » est transformé en « United States », par exemple). </text:span><text:span text:style-name="T6">Les champs vides et les champs « nationality unknown » sont normalisés en « nationality unknown »</text:span></text:p>
      <text:p text:style-name="P6"><text:span text:style-name="T1">c) Les dates de décès dont la valeur est égale à 0 sont rendus vides, afin que les proportions de champs vides soient indiquées dans les informations de la colonne de Dataiku</text:span></text:p>
      <text:p text:style-name="P6"><text:span text:style-name="T1"/></text:p>
      <text:p text:style-name="P6"><text:span text:style-name="T1">- fichier artistes issu de WikiData :</text:span></text:p>
      <text:p text:style-name="P6"><text:span text:style-name="T1">a) Les ID sont mis en évidence par la suppression de « http://www.wikidata.org/entity/ » dans le contenu de la colonne</text:span></text:p>
      <text:p text:style-name="P6"><text:span text:style-name="T1">b) Les années de naissance et de décès sont extraites de leurs dates issues de Wikidata, qui sont en format ISO. L’année de naissance sera un des deux paramètres permettant la jointure ultérieure. </text:span></text:p>
      <text:p text:style-name="P6"><text:soft-page-break/><text:span text:style-name="T1">c) Les noms et prénoms des artistes sont réunies dans une seule colonne ; cette nouvelle colonne est ensuite simplifiée pour servir de deuxième clef de jointure avec le fichier du MoMA</text:span></text:p>
      <text:p text:style-name="P6"><text:span text:style-name="T1"/></text:p>
      <text:p text:style-name="P8"><text:span text:style-name="T1">5) Jointure</text:span></text:p>
      <text:p text:style-name="P6"><text:span text:style-name="T1">Les deux fichiers issus des traitements précédents sont joints par une LEFT JOIN, avec le fichier du MoMA en jeu gauche. Les deux clefs sont donc les noms d’artistes simplifiés (« </text:span><text:span text:style-name="T7">DisplayNameSimplified ») et leurs années de naissance (« BeginDate »). </text:span></text:p>
      <text:p text:style-name="P6"><text:span text:style-name="T7"/></text:p>
      <text:p text:style-name="P9"><text:span text:style-name="T1">6) Finalisation du fichier Artists</text:span></text:p>
      <text:p text:style-name="P1"><text:span text:style-name="T1">Les colonnes d’ID Wikidata des issues des deux fichiers distincts sont réunis par une Formule, stipulant que si l’ID du MoMA est présent, la nouvelle colonne le reprend, et que dans le cas inverse elle reprend la valeur du champ issu du fichier Wikidata :</text:span></text:p>
      <text:p text:style-name="P2"><text:span text:style-name="T1">if(isNull(val("Wiki QID")), val("item"),val("Wiki QID"))</text:span></text:p>
      <text:p text:style-name="P1"><text:span text:style-name="T1">Le fichier est également nettoyé pour ne laisser que les noms et prénoms non normalisés (suppression de la colonne « DisplayNameSimplified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3:38:09.314812957</meta:creation-date>
    <dc:date>2023-02-11T13:38:26.047562594</dc:date>
    <meta:editing-duration>PT17S</meta:editing-duration>
    <meta:editing-cycles>1</meta:editing-cycles>
    <meta:document-statistic meta:table-count="0" meta:image-count="0" meta:object-count="0" meta:page-count="2" meta:paragraph-count="33" meta:word-count="442" meta:character-count="3424" meta:non-whitespace-character-count="2998"/>
    <meta:generator>LibreOffice/7.3.6.2$Linux_X86_64 LibreOffice_project/30$Build-2</meta:generator>
  </office:meta>
</office:document-meta>
</file>